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language="ru" fo:country="RU"/>
    </style:style>
    <style:style style:name="P4" style:family="paragraph" style:parent-style-name="Text_20_body" style:list-style-name="L2">
      <style:text-properties style:font-name="Cambria" fo:language="ru" fo:country="RU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P8" style:family="paragraph" style:parent-style-name="Heading_20_1">
      <style:text-properties style:font-name="Cambria"/>
    </style:style>
    <style:style style:name="P9" style:family="paragraph" style:parent-style-name="Standard">
      <style:text-properties style:font-name="Cambria"/>
    </style:style>
    <style:style style:name="P10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T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4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2" style:family="text">
      <style:text-properties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3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14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15" style:family="text">
      <style:text-properties fo:font-size="14pt" fo:language="ru" fo:country="RU" style:font-name-asian="Times New Roman1" style:font-size-asian="14pt" style:font-name-complex="Times New Roman1" style:font-size-complex="14pt"/>
    </style:style>
    <style:style style:name="T16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8" style:family="text">
      <style:text-properties fo:language="en" fo:country="US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19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language="en" fo:country="US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<draw:frame draw:style-name="fr1" draw:name="Графический объект1" text:anchor-type="as-char" svg:width="0.951cm" svg:height="0.82cm" draw:z-index="0"><draw:image xlink:href="../../odt/images/0083.png" xlink:type="simple" xlink:show="embed" xlink:actuate="onLoad"/></draw:frame></text:p>
          </table:table-cell>
          <table:table-cell table:style-name="Table1.B1" office:value-type="string">
            <text:h text:style-name="P8" text:outline-level="1">Ключ-1</text:h>
          </table:table-cell>
        </table:table-row>
        <table:table-row>
          <table:table-cell table:style-name="Table1.A2" office:value-type="string">
            <text:p text:style-name="P11">в палитре</text:p>
          </table:table-cell>
          <table:table-cell table:style-name="Table1.B1" office:value-type="string">
            <text:p text:style-name="P3">| векторизован | Си |</text:p>
          </table:table-cell>
        </table:table-row>
        <table:table-row table:style-name="Table1.3">
          <table:table-cell table:style-name="Table1.A1" office:value-type="string">
            <text:p text:style-name="P10"><draw:frame draw:style-name="fr2" draw:name="Графический объект2" text:anchor-type="as-char" svg:width="1.88cm" svg:height="1.461cm" draw:z-index="1"><draw:image xlink:href="../../odt/images/0083_in_scheme.png" xlink:type="simple" xlink:show="embed" xlink:actuate="onLoad"/></draw:frame></text:p>
          </table:table-cell>
          <table:table-cell table:style-name="Table1.A1" office:value-type="string">
            <text:p text:style-name="P9"/>
          </table:table-cell>
        </table:table-row>
        <table:table-row table:style-name="Table1.3">
          <table:table-cell table:style-name="Table1.A4" office:value-type="string">
            <text:p text:style-name="P11">на схеме</text:p>
          </table:table-cell>
          <table:table-cell table:style-name="Table1.B4" office:value-type="string">
            <text:p text:style-name="P9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<text:span text:style-name="T7">векторизован</text:span>, реализует функцию управляемого ключа по алгоритму:</text:p>
            <text:p text:style-name="P5"><draw:frame draw:style-name="fr3" draw:name="Объект1" text:anchor-type="as-char" svg:width="6.1cm" svg:height="2.685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,</text:p>
            <text:p text:style-name="P2"><text:span text:style-name="T6">где</text:span><text:span text:style-name="T6"><draw:frame draw:style-name="fr3" draw:name="Объект2" text:anchor-type="as-char" svg:width="1.055cm" svg:height="0.564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6">– вектор входных сигналов,</text:span></text:p>
            <text:p text:style-name="P2"><text:span text:style-name="T6"><draw:frame draw:style-name="fr3" draw:name="Объект3" text:anchor-type="as-char" svg:width="1.235cm" svg:height="0.621cm" draw:z-index="4"><draw:object xlink:href="./Object 4" xlink:type="simple" xlink:show="embed" xlink:actuate="onLoad"/><draw:image xlink:href="./ObjectReplacements/Object 4" xlink:type="simple" xlink:show="embed" xlink:actuate="onLoad"/></draw:frame></text:span><text:span text:style-name="T6">– вектор </text:span><text:span text:style-name="T13">выходных</text:span><text:span text:style-name="T6"> сигналов </text:span><text:span text:style-name="T13">на 1-ом выходном порте,</text:span></text:p>
            <text:p text:style-name="P2"><text:span text:style-name="T6"><draw:frame draw:style-name="fr3" draw:name="Объект5" text:anchor-type="as-char" svg:width="1.245cm" svg:height="0.621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6">– вектор </text:span><text:span text:style-name="T13">выходных</text:span><text:span text:style-name="T6"> сигналов </text:span><text:span text:style-name="T13">на 2-ом выходном порте,</text:span></text:p>
            <text:p text:style-name="P2"><text:span text:style-name="T6"><draw:frame draw:style-name="fr3" draw:name="Объект4" text:anchor-type="as-char" svg:width="0.623cm" svg:height="0.549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6">– вектор пороговых значений (уставок), определяющих условия перекоммутации сигналов на выходных портах блока</text:span><text:span text:style-name="T13">,</text:span></text:p>
            <text:p text:style-name="P2"><text:span text:style-name="T5"><draw:frame draw:style-name="fr3" draw:name="Объект9" text:anchor-type="as-char" svg:width="0.66cm" svg:height="0.621cm" draw:z-index="7"><draw:object xlink:href="./Object 1" xlink:type="simple" xlink:show="embed" xlink:actuate="onLoad"/><draw:image xlink:href="./ObjectReplacements/Object 1" xlink:type="simple" xlink:show="embed" xlink:actuate="onLoad"/></draw:frame></text:span><text:span text:style-name="T5">– вектор сигналов на 1-ом выходном порте блока, при входных сигналах, </text:span><text:span text:style-name="T7">меньших</text:span><text:span text:style-name="T5"> пороговых значений</text:span><text:span text:style-name="T5"><draw:frame draw:style-name="fr3" draw:name="Object1" text:anchor-type="as-char" svg:width="0.623cm" svg:height="0.549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">или вектор сигналов на 2-ом выходном порте блока, при входных сигналах, </text:span><text:span text:style-name="T7">больших</text:span><text:span text:style-name="T5"> пороговых значений</text:span><text:span text:style-name="T5"><draw:frame draw:style-name="fr3" draw:name="Object2" text:anchor-type="as-char" svg:width="0.623cm" svg:height="0.549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5">.</text:span></text:p>
            <text:p text:style-name="P2"><text:span text:style-name="T7">Свойства</text:span>:</text:p>
            <text:list xml:id="list1194383024632205523" text:style-name="L1">
              <text:list-item>
                <text:p text:style-name="P6"><text:span text:style-name="T15">Уставка — вектор «порогов»</text:span><text:span text:style-name="T15"><draw:frame draw:style-name="fr3" draw:name="Object4" text:anchor-type="as-char" svg:width="0.623cm" svg:height="0.549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5">.</text:span></text:p>
              </text:list-item>
              <text:list-item>
                <text:p text:style-name="P6"><text:span text:style-name="T13">Подпороговое значение — вектор сигналов</text:span><text:span text:style-name="T13"><draw:frame draw:style-name="fr3" draw:name="Object3" text:anchor-type="as-char" svg:width="0.66cm" svg:height="0.621cm" draw:z-index="11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3">на 1-ом выходном порте блока, при входных сигналах, </text:span><text:span text:style-name="T14">меньших</text:span><text:span text:style-name="T13"> пороговых значений</text:span><text:span text:style-name="T13"><draw:frame draw:style-name="fr3" draw:name="Object5" text:anchor-type="as-char" svg:width="0.623cm" svg:height="0.549cm" draw:z-index="12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3">или, соответственно, вектор сигналов на 2-ом выходном порте блока, при входных сигналах, больших пороговых значений</text:span><text:span text:style-name="T13"><draw:frame draw:style-name="fr3" draw:name="Object6" text:anchor-type="as-char" svg:width="0.623cm" svg:height="0.549cm" draw:z-index="13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13">.</text:span></text:p>
              </text:list-item>
            </text:list>
            <text:p text:style-name="P2"><text:span text:style-name="T7">Примечания</text:span>:</text:p>
            <text:list xml:id="list8319071514344810219" text:style-name="L2">
              <text:list-item>
                <text:p text:style-name="P4">По умолчанию блок формирует <text:span text:style-name="T8">скалярный</text:span> выходной сигнал.</text:p>
              </text:list-item>
              <text:list-item>
                <text:p text:style-name="P7"><text:span text:style-name="T16">Именованные свойства </text:span><text:span text:style-name="T10">могут быть заданы </text:span><text:span text:style-name="T16">как </text:span><text:span text:style-name="T19">локальные</text:span><text:span text:style-name="T16"> переменные модели (или субмодели) во вкладке </text:span><text:span text:style-name="T19">Параметры,</text:span><text:span text:style-name="T16"> как </text:span><text:span text:style-name="T19">глобальные</text:span><text:span text:style-name="T16"> сигналы проекта при помощи пункта главного меню </text:span><text:span text:style-name="T8">Сервис</text:span><text:span text:style-name="T16"> </text:span><text:span text:style-name="T17">→</text:span><text:span text:style-name="T18"> </text:span><text:span text:style-name="T20">Сигналы,</text:span><text:span text:style-name="T16"> </text:span><text:span text:style-name="T10">или как </text:span><text:span text:style-name="T8">внешние</text:span><text:span text:style-name="T10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-1</dc:title>
    <dc:date>2014-12-01T11:18:42.61</dc:date>
    <meta:generator>OpenOffice/4.1.1$Win32 OpenOffice.org_project/411m6$Build-9775</meta:generator>
    <meta:editing-duration>PT2H18M22S</meta:editing-duration>
    <meta:editing-cycles>91</meta:editing-cycles>
    <meta:document-statistic meta:table-count="1" meta:image-count="2" meta:object-count="12" meta:page-count="1" meta:paragraph-count="19" meta:word-count="168" meta:character-count="1161"/>
  </office:meta>
</office:document-meta>
</file>

<file path=Object 1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

<file path=Object 10/content.xml><?xml version="1.0" encoding="utf-8"?>
<math xmlns="http://www.w3.org/1998/Math/MathML">
  <semantics>
    <mrow>
      <mi>K</mi>
    </mrow>
    <annotation encoding="StarMath 5.0">K</annotation>
  </semantics>
</math>
</file>

<file path=Object 11/content.xml><?xml version="1.0" encoding="utf-8"?>
<math xmlns="http://www.w3.org/1998/Math/MathML">
  <semantics>
    <mrow>
      <mi>K</mi>
    </mrow>
    <annotation encoding="StarMath 5.0">K</annotation>
  </semantics>
</math>
</file>

<file path=Object 12/content.xml><?xml version="1.0" encoding="utf-8"?>
<math xmlns="http://www.w3.org/1998/Math/MathML">
  <semantics>
    <mrow>
      <mi>K</mi>
    </mrow>
    <annotation encoding="StarMath 5.0">K</annotation>
  </semantics>
</math>
</file>

<file path=Object 2/content.xml><?xml version="1.0" encoding="utf-8"?>
<math xmlns="http://www.w3.org/1998/Math/MathML">
  <semantics>
    <mtable>
      <mtr>
        <mtd>
          <mrow>
            <msub>
              <mi>y</mi>
              <mn>1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i>u</mi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i>u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≥</mo>
                            <mi>K</mi>
                          </mrow>
                        </mrow>
                      </mtd>
                    </mtr>
                    <mtr>
                      <mtd>
                        <mrow>
                          <msub>
                            <mi>y</mi>
                            <mn>0,</mn>
                          </msub>
                          <mi/>
                          <mi mathvariant="italic">если</mi>
                          <mi/>
                          <mi>u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&lt;</mo>
                            <mi>K</mi>
                          </mrow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sub>
              <mi>y</mi>
              <mn>2</mn>
            </msub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row>
                <mo stretchy="true">{</mo>
                <mrow>
                  <mtable>
                    <mtr>
                      <mtd>
                        <mrow>
                          <mi>u</mi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i>,</mi>
                          <mi/>
                          <mi mathvariant="italic">если</mi>
                          <mi/>
                          <mi>u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&lt;</mo>
                            <mi>K</mi>
                          </mrow>
                        </mrow>
                      </mtd>
                    </mtr>
                    <mtr>
                      <mtd>
                        <mrow>
                          <msub>
                            <mi>y</mi>
                            <mn>0,</mn>
                          </msub>
                          <mi/>
                          <mi mathvariant="italic">если</mi>
                          <mi/>
                          <mi>u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≥</mo>
                            <mi>K</mi>
                          </mrow>
                        </mrow>
                      </mtd>
                    </mtr>
                  </mtable>
                </mrow>
              </mrow>
            </mrow>
          </mrow>
        </mtd>
      </mtr>
    </mtable>
    <annotation encoding="StarMath 5.0">y_1(t) = left lbrace stack{
alignl  u(t), ~ если ~ u(t) &gt;= K #
alignl  y_0, ~ если ~ u(t) &lt; K
}  right none
newline
y_2(t) = left lbrace stack{
alignl  u(t), ~ если ~ u(t) &lt; K #
alignl  y_0, ~ если ~ u(t) &gt;= K
}  right none
</annotation>
  </semantics>
</math>
</file>

<file path=Object 3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4/content.xml><?xml version="1.0" encoding="utf-8"?>
<math xmlns="http://www.w3.org/1998/Math/MathML">
  <semantics>
    <mrow>
      <msub>
        <mi>y</mi>
        <mn>1</mn>
      </msub>
      <mrow>
        <mo stretchy="false">(</mo>
        <mrow>
          <mi>t</mi>
        </mrow>
        <mo stretchy="false">)</mo>
      </mrow>
    </mrow>
    <annotation encoding="StarMath 5.0">y_1(t)</annotation>
  </semantics>
</math>
</file>

<file path=Object 5/content.xml><?xml version="1.0" encoding="utf-8"?>
<math xmlns="http://www.w3.org/1998/Math/MathML">
  <semantics>
    <mrow>
      <mi>K</mi>
    </mrow>
    <annotation encoding="StarMath 5.0">K</annotation>
  </semantics>
</math>
</file>

<file path=Object 6/content.xml><?xml version="1.0" encoding="utf-8"?>
<math xmlns="http://www.w3.org/1998/Math/MathML">
  <semantics>
    <mrow>
      <msub>
        <mi>y</mi>
        <mn>2</mn>
      </msub>
      <mrow>
        <mo stretchy="false">(</mo>
        <mrow>
          <mi>t</mi>
        </mrow>
        <mo stretchy="false">)</mo>
      </mrow>
    </mrow>
    <annotation encoding="StarMath 5.0">y_2(t)</annotation>
  </semantics>
</math>
</file>

<file path=Object 7/content.xml><?xml version="1.0" encoding="utf-8"?>
<math xmlns="http://www.w3.org/1998/Math/MathML">
  <semantics>
    <mrow>
      <mi>K</mi>
    </mrow>
    <annotation encoding="StarMath 5.0">K</annotation>
  </semantics>
</math>
</file>

<file path=Object 8/content.xml><?xml version="1.0" encoding="utf-8"?>
<math xmlns="http://www.w3.org/1998/Math/MathML">
  <semantics>
    <mrow>
      <mi>K</mi>
    </mrow>
    <annotation encoding="StarMath 5.0">K</annotation>
  </semantics>
</math>
</file>

<file path=Object 9/content.xml><?xml version="1.0" encoding="utf-8"?>
<math xmlns="http://www.w3.org/1998/Math/MathML">
  <semantics>
    <mrow>
      <msub>
        <mi>y</mi>
        <mn>0</mn>
      </msub>
    </mrow>
    <annotation encoding="StarMath 5.0">y_0</annotation>
  </semantics>
</math>
</file>